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rnals: 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emantic-tree.py</text:p>
                <text:p text:style-name="P3">$ python3 parse-tree.py</text:p>
                <text:p text:style-name="P3">$ python3 code-chink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rnals: 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rnals: 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3-26T15:21:41.190422524</dc:date>
    <meta:editing-duration>PT8M31S</meta:editing-duration>
    <meta:editing-cycles>2</meta:editing-cycles>
    <meta:generator>LibreOffice/5.1.2.2$Linux_X86_64 LibreOffice_project/10m0$Build-2</meta:generator>
    <meta:document-statistic meta:object-count="58"/>
  </office:meta>
</office:document-meta>
</file>